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4bb4" officeooo:paragraph-rsid="00024bb4"/>
    </style:style>
    <style:style style:name="P2" style:family="paragraph" style:parent-style-name="Standard">
      <style:text-properties officeooo:rsid="00025235" officeooo:paragraph-rsid="00025235"/>
    </style:style>
    <style:style style:name="P3" style:family="paragraph" style:parent-style-name="Standard">
      <style:text-properties officeooo:rsid="00042126" officeooo:paragraph-rsid="00042126"/>
    </style:style>
    <style:style style:name="P4" style:family="paragraph" style:parent-style-name="Standard">
      <style:text-properties officeooo:rsid="00054437" officeooo:paragraph-rsid="00054437"/>
    </style:style>
    <style:style style:name="P5" style:family="paragraph" style:parent-style-name="Standard">
      <style:text-properties officeooo:rsid="00056dd1" officeooo:paragraph-rsid="00056dd1"/>
    </style:style>
    <style:style style:name="T1" style:family="text">
      <style:text-properties officeooo:rsid="000544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have set windows for each task and you MUST complete the specified task in the windows you have been given.</text:p>
      <text:p text:style-name="P1"/>
      <text:p text:style-name="P1">Task 1 proposal/design:</text:p>
      <text:p text:style-name="P1"/>
      <text:p text:style-name="P1">proposal should be done before your design but if you cant tell that the design was done first then that’s alright.</text:p>
      <text:p text:style-name="P1">Statement of scope</text:p>
      <text:p text:style-name="P1">try and break the problem down and have a solution to any and all problems you can identify.</text:p>
      <text:p text:style-name="P2">Referance nfr, fr, ur using fr1.1 ect</text:p>
      <text:p text:style-name="P2"><text:s/>a fully normalised database to third normal form – describing how the database is good</text:p>
      <text:p text:style-name="P3">you MUST justify why you have decided to do what you have chosen in your design or you will be losing marks</text:p>
      <text:p text:style-name="P3">justify everything</text:p>
      <text:p text:style-name="P3"/>
      <text:p text:style-name="P3">variable list – put the most used variables in there even if the name is longer give it a meaningful name so you can get a base idea of what the variable does or stores</text:p>
      <text:p text:style-name="P3"><text:span text:style-name="T1">testing table – what you plan to test and why and the test data</text:span></text:p>
      <text:p text:style-name="P4">quality of communication – make sure you sentences are laid out nicely and make the design have a good layout they clearly shows the different parts of this</text:p>
      <text:p text:style-name="P4"/>
      <text:p text:style-name="P4">Task 2 solution:</text:p>
      <text:p text:style-name="P4"/>
      <text:p text:style-name="P4">start a testing table as soon as you start the solution and put everything in there</text:p>
      <text:p text:style-name="P4"/>
      <text:p text:style-name="P5">you need 3 versions of your co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0:29:00.889787900</meta:creation-date>
    <dc:date>2025-11-04T10:25:32.340480400</dc:date>
    <meta:editing-duration>PT1H56M40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15" meta:word-count="211" meta:character-count="1126" meta:non-whitespace-character-count="925"/>
  </office:meta>
</office:document-meta>
</file>